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e6e6ff">
        <style:background-image/>
      </style:paragraph-properties>
    </style:style>
    <style:style style:name="P2" style:family="paragraph" style:parent-style-name="Standard">
      <style:paragraph-properties fo:background-color="#e6e6ff">
        <style:background-image/>
      </style:paragraph-properties>
    </style:style>
    <style:style style:name="T1" style:family="text">
      <style:text-properties fo:color="#0000ff"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tab/>31-August-2008, Sn</text:p>
      <text:p text:style-name="Standard"/>
      <text:p text:style-name="Standard"><text:span text:style-name="T1">[1]</text:span> The person becomes mature when he understand that not everything goes his way.</text:p>
      <text:p text:style-name="Standard"/>
      <text:p text:style-name="Standard"/>
      <text:p text:style-name="P1"><text:tab/>14-September-2008, Sn</text:p>
      <text:p text:style-name="Standard"/>
      <text:p text:style-name="Standard"><text:span text:style-name="T1">[1]</text:span> New way of communication and distribution of power</text:p>
      <text:p text:style-name="Standard">[1] Vertical and horizontal communication</text:p>
      <text:p text:style-name="Standard">[2] With new media and methods of communication the power becomes “democratic”</text:p>
      <text:p text:style-name="Standard"/>
      <text:p text:style-name="Standard"/>
      <text:p text:style-name="Standard"/>
      <text:p text:style-name="Standard"><text:span text:style-name="T1">[2]</text:span> Communication and productivity</text:p>
      <text:p text:style-name="Standard">[1] The productivity is proportional to time when an individual in “his own” (not communicating). The communication takes time for receiving and sending messages, analyzing the information. The “winners” are those who has more advanced capabilities of processing that information.</text:p>
      <text:p text:style-name="Standard">This could be methods of fast reading and typing/writing, ability to scan information and retrieve only “useful” parts by filtering or combining the processes reading, analyzing, and writing. Differently, the tools should not “distract”.</text:p>
      <text:p text:style-name="Standard"/>
      <text:p text:style-name="Standard"><text:span text:style-name="T1">[1]</text:span> Freedom</text:p>
      <text:p text:style-name="Standard">If the freedom is a reconciliation of human mind with the reality by <text:s/>the process of active involvement, then to be free, a person should be an active member of the society. To be “in the middle” of life. But, that may create the profanity, when people just “talk” and no time to “work”(to produce).</text:p>
      <text:p text:style-name="Standard">This way, the freedom becomes an obstacle on the way of productivity.</text:p>
      <text:p text:style-name="Standard"/>
      <text:p text:style-name="Standard">They say the information is a power. So, the freedom - a person becomes more free, the more information he has and the more connections he has with the “outer” world. Thus, your freedom is defined by the amount of time you spent on the communication and information gathering. If you are hard-worker you are not free!?</text:p>
      <text:p text:style-name="Standard"/>
      <text:p text:style-name="Standard"/>
      <text:p text:style-name="P1"><text:tab/>29-September-2008, St</text:p>
      <text:p text:style-name="Standard"/>
      <text:p text:style-name="Standard"><text:span text:style-name="T1">[1]</text:span> Don't run. Decide yourself what your future is going to be.</text:p>
      <text:p text:style-name="Standard"/>
      <text:p text:style-name="Standard"/>
      <text:p text:style-name="P1"><text:tab/>15-December-2008, Mn</text:p>
      <text:p text:style-name="Standard"/>
      <text:p text:style-name="Standard"><text:span text:style-name="T1">[1]</text:span> "<text:span text:style-name="T2">Whatever you do will be insignificant, but it is very important that you do it</text:span>"</text:p>
      <text:p text:style-name="Standard">Mahatma Gandhi</text:p>
      <text:p text:style-name="Standard"/>
      <text:p text:style-name="Standard"/>
      <text:p text:style-name="P1"><text:tab/>15-April-2009, Wn</text:p>
      <text:p text:style-name="Standard"/>
      <text:p text:style-name="Standard"><text:span text:style-name="T1">[1]</text:span> "The Fortune rewards Braves"</text:p>
      <text:p text:style-name="Standard"/>
      <text:p text:style-name="Standard"><text:soft-page-break/></text:p>
      <text:p text:style-name="Standard"/>
      <text:p text:style-name="P1"><text:tab/>30-June-2009, Tu</text:p>
      <text:p text:style-name="Standard"/>
      <text:p text:style-name="Standard"><text:span text:style-name="T1">[1]</text:span> Believing is not enough for achieving the goal.</text:p>
      <text:p text:style-name="Standard">It requires bold ("go forward with believe and selfconfidence") and determined actions.</text:p>
      <text:p text:style-name="Standard"/>
      <text:p text:style-name="Standard"/>
      <text:p text:style-name="Standard"/>
      <text:p text:style-name="P1"><text:tab/>02-May-2010, Sn</text:p>
      <text:p text:style-name="Standard"/>
      <text:p text:style-name="Standard"><text:span text:style-name="T1">[1]</text:span> The basic laws of the Universe applied to the living creatures:</text:p>
      <text:p text:style-name="Standard"/>
      <text:p text:style-name="Standard">a) <text:span text:style-name="T3">Dynamics</text:span></text:p>
      <text:p text:style-name="Standard">You live while you move. Nature is intolerable to statics.</text:p>
      <text:p text:style-name="Standard"/>
      <text:p text:style-name="Standard">b) <text:span text:style-name="T3">Positive feedback</text:span></text:p>
      <text:p text:style-name="Standard">Weaker become even weaker and stronger is getting even stronger. (natural selection)</text:p>
      <text:p text:style-name="Standard"/>
      <text:p text:style-name="Standard">c) <text:span text:style-name="T3">Active world transformation</text:span></text:p>
      <text:p text:style-name="Standard">Mind materializes ideas.</text:p>
      <text:p text:style-name="Standard">Mind is a center of condensation of matter. The more focus the mind -- the more chances that ideas it carries will be transformed to the material things.</text:p>
      <text:p text:style-name="Standard"/>
      <text:p text:style-name="Standard">d) All things are have their own way of existence. <text:span text:style-name="T3">No one thing is superior than other</text:span>. The colors of relationships between them (good-bad, fair-unfair) is applied by human mind and not by things themselves.</text:p>
      <text:p text:style-name="Standard"/>
      <text:p text:style-name="Standard">e) N<text:span text:style-name="T3">ature tends to collapse all varieties to only one thing</text:span> (best fit). While, at the same time, it likes mutation of this thing -- add some "jitter" around the uniform and replicated constructions. If you go beyond the boundaries of this "jitter" -- you are in trouble.</text:p>
      <text:p text:style-name="Standard"/>
      <text:p text:style-name="Standard"><text:span text:style-name="T1">[1]</text:span> Russian rock band "Voskresenye" (Morgulis), song "Vce snachala" ("Start all over").</text:p>
      <text:p text:style-name="Standard">"</text:p>
      <text:p text:style-name="Standard">I kazalos mne bez moih idey mir ne smozchet prozchit i dnya</text:p>
      <text:p text:style-name="Standard">Ocazalos chto v mire polno ludey i vce umnee menya</text:p>
      <text:p text:style-name="Standard">Otchego zche za stolko let tak lenivo menyaetsya svet</text:p>
      <text:p text:style-name="Standard">I bredut mudretsy za durakami bsled...</text:p>
      <text:p text:style-name="Standard">"</text:p>
      <text:p text:style-name="Standard"/>
      <text:p text:style-name="Standard"/>
      <text:p text:style-name="P1"><text:tab/>03-July-2010, St</text:p>
      <text:p text:style-name="Standard"/>
      <text:p text:style-name="Standard"><text:span text:style-name="T1">[1]</text:span> If you want to develop certain qualities they have to be your daily necessity and part of your life. Otherwise, the nature just eliminate them.</text:p>
      <text:p text:style-name="Standard"/>
      <text:p text:style-name="Standard"><text:span text:style-name="T1">[2]</text:span> Food is a substitution for emptiness in a person's mind. The thoughts about food come when the person doesn't know what to do. Later, those thoughts will be materialized. So, the best diet -- keep your mind being occupied. In addition, working brain burns calories.</text:p>
      <text:p text:style-name="Standard"><text:soft-page-break/></text:p>
      <text:p text:style-name="Standard"/>
      <text:p text:style-name="P1"><text:tab/>04-July-2010, Sn</text:p>
      <text:p text:style-name="Standard"/>
      <text:p text:style-name="Standard"><text:span text:style-name="T1">[1]</text:span> Person's life is not a straight line -- everything changes. The personal performance has ups and downs. Health has ups and downs. The brains works better or worse. ... Life is like the water in a river -- it changes its shape constantly and it is never the same.</text:p>
      <text:p text:style-name="Standard">Use the moment. Utilize it in full. Use opportunities. Do not wait for better time.</text:p>
      <text:p text:style-name="Standard"/>
      <text:p text:style-name="Standard"/>
      <text:p text:style-name="P1"><text:tab/>24-July-2010, St</text:p>
      <text:p text:style-name="Standard"/>
      <text:p text:style-name="Standard"><text:span text:style-name="T1">[1]</text:span> To move forward you have to be unloaded and the bridges to backup and safe place t should be burned. For example, your bank account should not allow you being relaxed and be sloppy thinker.</text:p>
      <text:p text:style-name="Standard"/>
      <text:p text:style-name="Standard"/>
      <text:p text:style-name="Standard"/>
      <text:p text:style-name="P1"><text:tab/>20-October-2010, Wn</text:p>
      <text:p text:style-name="Standard"/>
      <text:p text:style-name="Standard"><text:span text:style-name="T1">[1]</text:span> Human psyche:</text:p>
      <text:p text:style-name="Standard">We (similar to entire nature) do not need (may be even don't like) too much variety. For us the variety suppose to be limited to minor things such as color, slightly different shapes. But, at the end -- we need all things being uniformed. We feel more comfortable living in such world.</text:p>
      <text:p text:style-name="Standard"/>
      <text:p text:style-name="Standard">For products this may be translated this way -- it is better to have a very small number of them (of different types) and variations should be minor. Compare with Apple products. Everybody is happy with the same iPod, but, people have feeling that they have something unique, because their version of the device has different color and may be shape. Also, having the same thing as others creates a sense of cozy community united by common rules and common religion.</text:p>
      <text:p text:style-name="Standard"/>
      <text:p text:style-name="Standard"><text:span text:style-name="T1">[2]</text:span> For engineers:</text:p>
      <text:p text:style-name="Standard">If you do not create something new then what is the point of making?</text:p>
      <text:p text:style-name="Standard"/>
      <text:p text:style-name="Standard"><text:span text:style-name="T1">[3]</text:span> People:</text:p>
      <text:p text:style-name="Standard">The reason why many people don't like their jobs is because they want to be someone they are not.</text:p>
      <text:p text:style-name="Standard">This leads in internal contradictions, internal overdrive mode, which ends up with frustrations and lost dreams.</text:p>
      <text:p text:style-name="Standard"/>
      <text:p text:style-name="Standard">Another reason -- they do not put their job in their focus. And as a result, this becomes their "background" activity of their minds yielding ineffective performance and poor results.</text:p>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tab/>02-October-2013, Wn</text:p>
      <text:p text:style-name="Standard"/>
      <text:p text:style-name="Standard"><text:span text:style-name="T1">[1]</text:span> From S.Saveliev</text:p>
      <text:p text:style-name="Standard">You cannot cheat the nature and you cannot move your brain sustained utilization to higher level without consequences.</text:p>
      <text:p text:style-name="Standard">If you do not use the brain – the blood vessels stop delivering necessary components to neurons and they die from starvation.</text:p>
      <text:p text:style-name="Standard">If you overuse it (constantly pushing it to 20% of energy consumption) – the metabolism increases and neurons collect more waste -- products of their activity. Over time, they perform worse and worse. Shortly, the brain ages faster.</text:p>
      <text:p text:style-name="Standard">Besides, the brain could be push to high performance only for a short period of time (~ two weeks). Then it requires time for recovery.</text:p>
      <text:p text:style-name="Standard"/>
      <text:p text:style-name="Standard">Thus, for brain to function properly as long as possible – it should be used in moderation.</text:p>
      <text:p text:style-name="Standard">It must be used, but, at the same time – it requires periodic res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date>2013-10-02T08:53:11</dc:date>
    <meta:editing-cycles>43</meta:editing-cycles>
    <meta:editing-duration>PT1H17M46S</meta:editing-duration>
    <dc:creator>ditech </dc:creator>
    <meta:document-statistic meta:table-count="0" meta:image-count="0" meta:object-count="0" meta:page-count="4" meta:paragraph-count="67" meta:word-count="1062" meta:character-count="6274" meta:non-whitespace-character-count="5266"/>
    <meta:user-defined meta:name="Info 1"/>
    <meta:user-defined meta:name="Info 2"/>
    <meta:user-defined meta:name="Info 3"/>
    <meta:user-defined meta:name="Info 4"/>
  </office:meta>
</office:document-meta>
</file>